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9adb" officeooo:paragraph-rsid="00019adb"/>
    </style:style>
    <style:style style:name="P2" style:family="paragraph" style:parent-style-name="Standard">
      <style:text-properties officeooo:rsid="00019adb" officeooo:paragraph-rsid="000287df"/>
    </style:style>
    <style:style style:name="P3" style:family="paragraph" style:parent-style-name="Standard">
      <style:text-properties fo:color="#c9211e" loext:opacity="100%" officeooo:rsid="00019adb" officeooo:paragraph-rsid="000287df"/>
    </style:style>
    <style:style style:name="P4" style:family="paragraph" style:parent-style-name="Standard">
      <style:text-properties fo:color="#ffffff" loext:opacity="100%" officeooo:rsid="000287df" officeooo:paragraph-rsid="000287df"/>
    </style:style>
    <style:style style:name="P5" style:family="paragraph" style:parent-style-name="Standard">
      <style:text-properties fo:color="#ffffff" loext:opacity="100%" officeooo:rsid="0003fc41" officeooo:paragraph-rsid="0003fc41"/>
    </style:style>
    <style:style style:name="T1" style:family="text">
      <style:text-properties fo:color="#c9211e" loext:opacity="100%"/>
    </style:style>
    <style:style style:name="T2" style:family="text">
      <style:text-properties officeooo:rsid="0003fc4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50 heures</text:p>
      <text:p text:style-name="P1"/>
      <text:p text:style-name="P1"/>
      <text:p text:style-name="P1"/>
      <text:p text:style-name="P1">dans le cadre de ma formation AI engineer d'Openclassrooms je dois réaliser le projet ci-dessous</text:p>
      <text:p text:style-name="P1">ansm e donner pour le moment une piste pour un workflow peux tu m'estimer le temps nécessaire pour réaliser ce projet qui doit déboucher sur un notebook jupyter lab et une soutenance orale ?</text:p>
      <text:p text:style-name="P2">Classifiez automatiquement des</text:p>
      <text:p text:style-name="P2">informations</text:p>
      <text:p text:style-name="P2">Réalisez et évaluez un modèle de classification supervisée tout en consolidant vos</text:p>
      <text:p text:style-name="P2">compétences en analyse exploratoire et en Machine Learning.</text:p>
      <text:p text:style-name="P2">Compétences cibles</text:p>
      <text:p text:style-name="P2">Configurer l’environnement de travail nécessaire à l’exploitation des données</text:p>
      <text:p text:style-name="P2">Entraîner un modèle d’apprentissage</text:p>
      <text:p text:style-name="P2">Évaluer le modèle d'apprentissage</text:p>
      <text:p text:style-name="P2">Mettre en place un processus de nettoyage afin d’améliorer la qualité des données</text:p>
      <text:p text:style-name="P2">Préparer et transformer des données afin de les adapter au modèle d’apprentissage.</text:p>
      <text:p text:style-name="P2">Cours associés</text:p>
      <text:p text:style-name="P2">Maîtrisez l'apprentissage supervisé</text:p>
      <text:p text:style-name="P2">Moyenne 10 heures</text:p>
      <text:p text:style-name="P2">Maîtrisez les concepts avancés de l'apprentissage supervisé</text:p>
      <text:p text:style-name="P2">ainsi que les bases du MLOps.</text:p>
      <text:p text:style-name="P2">Requêtez une base de données avec SQL</text:p>
      <text:p text:style-name="P2">Moyenne 12 heures</text:p>
      <text:p text:style-name="P2">Initiez-vous à la modélisation relationnelle et construisez des</text:p>
      <text:p text:style-name="P2">requêtes SQL avec des fonctions pertinentes pour alimenter</text:p>
      <text:p text:style-name="P2">vos data analyses avec les bonnes données.</text:p>
      <text:p text:style-name="P2">AI Engineer 15</text:p>
      <text:p text:style-name="P2">Perfectionnez votre maîtrise de SQL</text:p>
      <text:p text:style-name="P2">Difficile 10 heures</text:p>
      <text:p text:style-name="P2">Avec ce cours, apprenez à résoudre des requêtes SQL</text:p>
      <text:p text:style-name="P2">complexes en maîtrisant les fonctions avancées, les jointures,</text:p>
      <text:p text:style-name="P2">les windows functions, le merge de table, les vues…</text:p>
      <text:p text:style-name="P2"/>
      <text:p text:style-name="P2"/>
      <text:p text:style-name="P2">peux tu m'expliquer dans une optique de recherche d'emploi la valeur de ce projet et me donner avec justificaitons le niveau de difficulté de ce projet ?</text:p>
      <text:p text:style-name="P2"/>
      <text:p text:style-name="P2"><text:a xlink:type="simple" xlink:href="https://chatgpt.com/c/698790ca-8104-8328-8f2e-113917b6f20b" text:style-name="Internet_20_link" text:visited-style-name="Visited_20_Internet_20_Link"><text:span text:style-name="T1">https://chatgpt.com/c/698790ca-8104-8328-8f2e-113917b6f20b</text:span></text:a></text:p>
      <text:p text:style-name="P3"/>
      <text:p text:style-name="P4"><text:span text:style-name="T2">M</text:span>otivation forte</text:p>
      <text:p text:style-name="P4">démontrer la maîtrise d’un projet complet allant du nettoyage à la présentation des résultats de façon claire et synthétique avec un esprit critique</text:p>
      <text:p text:style-name="P4">Difficulté intermédiaire</text:p>
      <text:p text:style-name="P5">réaliser dans un même projet, préparation des données avec transformation et nettoyage, entraînement du modèle avec réglage hyperparamètres et évaluation avec des métriques à choisir, rendre la présentation convaincante pour un milieu professionnel profane.</text:p>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7T20:18:52.536510503</meta:creation-date>
    <meta:generator>LibreOffice/24.2.7.2$Linux_X86_64 LibreOffice_project/420$Build-2</meta:generator>
    <dc:date>2026-02-07T20:31:08.321296281</dc:date>
    <meta:editing-duration>PT12M15S</meta:editing-duration>
    <meta:editing-cycles>3</meta:editing-cycles>
    <meta:document-statistic meta:table-count="0" meta:image-count="0" meta:object-count="0" meta:page-count="1" meta:paragraph-count="35" meta:word-count="299" meta:character-count="2063" meta:non-whitespace-character-count="1799"/>
  </office:meta>
</office:document-meta>
</file>